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0f238" officeooo:paragraph-rsid="0000f238"/>
    </style:style>
    <style:style style:name="P2" style:family="paragraph" style:parent-style-name="Text_20_body">
      <style:text-properties officeooo:rsid="0001c564" officeooo:paragraph-rsid="0001c564"/>
    </style:style>
    <style:style style:name="P3" style:family="paragraph" style:parent-style-name="Text_20_body">
      <style:text-properties officeooo:rsid="00127be2" officeooo:paragraph-rsid="00127be2"/>
    </style:style>
    <style:style style:name="P4" style:family="paragraph" style:parent-style-name="Text_20_body">
      <style:text-properties officeooo:rsid="00127be2" officeooo:paragraph-rsid="00140cac"/>
    </style:style>
    <style:style style:name="P5" style:family="paragraph" style:parent-style-name="Text_20_body">
      <style:text-properties officeooo:rsid="00140cac" officeooo:paragraph-rsid="00140cac"/>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officeooo:rsid="00102155" officeooo:paragraph-rsid="00102155"/>
    </style:style>
    <style:style style:name="P8" style:family="paragraph" style:parent-style-name="Text_20_body" style:master-page-name="">
      <loext:graphic-properties draw:fill="none"/>
      <style:paragraph-properties fo:margin-left="1.401cm" fo:margin-right="0cm" fo:margin-top="0cm" fo:margin-bottom="0cm" loext:contextual-spacing="false" fo:line-height="120%" fo:text-indent="0cm" style:auto-text-indent="false" style:page-number="auto" fo:background-color="transparent"/>
      <style:text-properties officeooo:rsid="00102155" officeooo:paragraph-rsid="00102155"/>
    </style:style>
    <style:style style:name="P9" style:family="paragraph" style:parent-style-name="Text_20_body">
      <loext:graphic-properties draw:fill="none"/>
      <style:paragraph-properties fo:margin-left="1.401cm" fo:margin-right="0cm" fo:margin-top="0cm" fo:margin-bottom="0cm" loext:contextual-spacing="false" fo:line-height="120%" fo:text-indent="0cm" style:auto-text-indent="false" fo:background-color="transparent"/>
      <style:text-properties officeooo:rsid="00102155" officeooo:paragraph-rsid="00102155"/>
    </style:style>
    <style:style style:name="P10"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text-properties officeooo:rsid="00140cac" officeooo:paragraph-rsid="00140cac"/>
    </style:style>
    <style:style style:name="P11" style:family="paragraph" style:parent-style-name="Text_20_body" style:master-page-name="">
      <loext:graphic-properties draw:fill="none"/>
      <style:paragraph-properties fo:margin-left="1.9cm" fo:margin-right="0cm" fo:margin-top="0cm" fo:margin-bottom="0.247cm" loext:contextual-spacing="false" fo:line-height="120%" fo:text-indent="0cm" style:auto-text-indent="false" style:page-number="auto" fo:background-color="transparent"/>
      <style:text-properties officeooo:rsid="00140cac" officeooo:paragraph-rsid="00140cac"/>
    </style:style>
    <style:style style:name="P12" style:family="paragraph" style:parent-style-name="Text_20_body">
      <loext:graphic-properties draw:fill="none"/>
      <style:paragraph-properties fo:margin-left="1.9cm" fo:margin-right="0cm" fo:margin-top="0cm" fo:margin-bottom="0.247cm" loext:contextual-spacing="false" fo:line-height="120%" fo:text-indent="0cm" style:auto-text-indent="false" fo:background-color="transparent"/>
      <style:text-properties officeooo:rsid="00140cac" officeooo:paragraph-rsid="00140cac"/>
    </style:style>
    <style:style style:name="P13" style:family="paragraph" style:parent-style-name="Text_20_body" style:master-page-name="">
      <loext:graphic-properties draw:fill="none"/>
      <style:paragraph-properties fo:margin-left="2.6cm" fo:margin-right="0cm" fo:margin-top="0cm" fo:margin-bottom="0.247cm" loext:contextual-spacing="false" fo:line-height="120%" fo:text-indent="0cm" style:auto-text-indent="false" style:page-number="auto" fo:background-color="transparent"/>
      <style:text-properties officeooo:rsid="00025d80" officeooo:paragraph-rsid="00025d80"/>
    </style:style>
    <style:style style:name="P1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officeooo:rsid="00141a36" officeooo:paragraph-rsid="00141a36"/>
    </style:style>
    <style:style style:name="P15" style:family="paragraph" style:parent-style-name="Standard">
      <style:text-properties officeooo:rsid="0000f238" officeooo:paragraph-rsid="0000f238"/>
    </style:style>
    <style:style style:name="P16" style:family="paragraph" style:parent-style-name="Standard">
      <style:text-properties officeooo:rsid="0000f238" officeooo:paragraph-rsid="00025d80"/>
    </style:style>
    <style:style style:name="P17" style:family="paragraph" style:parent-style-name="Standard">
      <style:text-properties officeooo:rsid="0000f238" officeooo:paragraph-rsid="00140cac"/>
    </style:style>
    <style:style style:name="P18" style:family="paragraph" style:parent-style-name="Standard">
      <style:text-properties officeooo:rsid="000486c0" officeooo:paragraph-rsid="000486c0"/>
    </style:style>
    <style:style style:name="P19" style:family="paragraph" style:parent-style-name="Standard">
      <style:text-properties officeooo:paragraph-rsid="000486c0"/>
    </style:style>
    <style:style style:name="P20" style:family="paragraph" style:parent-style-name="Standard">
      <style:text-properties officeooo:rsid="00062b30" officeooo:paragraph-rsid="00062b30"/>
    </style:style>
    <style:style style:name="P21" style:family="paragraph" style:parent-style-name="Standard">
      <style:text-properties officeooo:rsid="0007f041" officeooo:paragraph-rsid="0007f041"/>
    </style:style>
    <style:style style:name="P22" style:family="paragraph" style:parent-style-name="Standard">
      <style:text-properties officeooo:rsid="00091817" officeooo:paragraph-rsid="00091817"/>
    </style:style>
    <style:style style:name="P23" style:family="paragraph" style:parent-style-name="Standard">
      <style:text-properties fo:font-weight="bold" officeooo:rsid="00062b30" officeooo:paragraph-rsid="00062b30" style:font-size-asian="10.5pt"/>
    </style:style>
    <style:style style:name="P24" style:family="paragraph" style:parent-style-name="Standard">
      <style:text-properties fo:font-weight="bold" officeooo:rsid="00141a36" officeooo:paragraph-rsid="00141a36" style:font-size-asian="10.5pt"/>
    </style:style>
    <style:style style:name="P25" style:family="paragraph" style:parent-style-name="Standard">
      <style:text-properties officeooo:rsid="00127be2" officeooo:paragraph-rsid="00127be2"/>
    </style:style>
    <style:style style:name="P26" style:family="paragraph" style:parent-style-name="Standard">
      <style:text-properties officeooo:rsid="00141a36" officeooo:paragraph-rsid="00141a36"/>
    </style:style>
    <style:style style:name="P27" style:family="paragraph" style:parent-style-name="Standard">
      <style:text-properties style:font-name="Liberation Serif1" officeooo:rsid="00141a36" officeooo:paragraph-rsid="00141a36"/>
    </style:style>
    <style:style style:name="P28" style:family="paragraph" style:parent-style-name="Standard" style:master-page-name="">
      <loext:graphic-properties draw:fill="none"/>
      <style:paragraph-properties fo:margin-left="2.499cm" fo:margin-right="0cm" fo:text-indent="0cm" style:auto-text-indent="false" style:page-number="auto" fo:background-color="transparent"/>
      <style:text-properties officeooo:rsid="00127be2" officeooo:paragraph-rsid="00127be2"/>
    </style:style>
    <style:style style:name="P29" style:family="paragraph" style:parent-style-name="Standard">
      <loext:graphic-properties draw:fill="none"/>
      <style:paragraph-properties fo:margin-left="2.499cm" fo:margin-right="0cm" fo:text-indent="0cm" style:auto-text-indent="false" fo:background-color="transparent"/>
      <style:text-properties officeooo:rsid="00127be2" officeooo:paragraph-rsid="00127be2"/>
    </style:style>
    <style:style style:name="P30" style:family="paragraph" style:parent-style-name="Standard">
      <loext:graphic-properties draw:fill="none"/>
      <style:paragraph-properties fo:margin-left="2.499cm" fo:margin-right="0cm" fo:text-indent="0cm" style:auto-text-indent="false" fo:background-color="transparent"/>
      <style:text-properties officeooo:rsid="00140cac" officeooo:paragraph-rsid="00140cac"/>
    </style:style>
    <style:style style:name="P31" style:family="paragraph" style:parent-style-name="Standard" style:master-page-name="">
      <loext:graphic-properties draw:fill="none"/>
      <style:paragraph-properties fo:margin-left="1.6cm" fo:margin-right="0cm" fo:text-indent="0cm" style:auto-text-indent="false" style:page-number="auto" fo:background-color="transparent"/>
      <style:text-properties officeooo:rsid="00067fd6" officeooo:paragraph-rsid="00067fd6"/>
    </style:style>
    <style:style style:name="P32" style:family="paragraph" style:parent-style-name="Standard">
      <loext:graphic-properties draw:fill="none"/>
      <style:paragraph-properties fo:margin-left="1.6cm" fo:margin-right="0cm" fo:text-indent="0cm" style:auto-text-indent="false" fo:background-color="transparent"/>
      <style:text-properties officeooo:rsid="00067fd6" officeooo:paragraph-rsid="00067fd6"/>
    </style:style>
    <style:style style:name="P33" style:family="paragraph" style:parent-style-name="Standard">
      <loext:graphic-properties draw:fill="none"/>
      <style:paragraph-properties fo:margin-left="0cm" fo:margin-right="0cm" fo:text-indent="0cm" style:auto-text-indent="false" fo:background-color="transparent"/>
      <style:text-properties officeooo:paragraph-rsid="00140cac"/>
    </style:style>
    <style:style style:name="T1" style:family="text">
      <style:text-properties officeooo:rsid="0000f238"/>
    </style:style>
    <style:style style:name="T2" style:family="text">
      <style:text-properties officeooo:rsid="000486c0"/>
    </style:style>
    <style:style style:name="T3" style:family="text">
      <style:text-properties officeooo:rsid="00062b30"/>
    </style:style>
    <style:style style:name="T4" style:family="text">
      <style:text-properties fo:font-weight="bold" style:font-size-asian="10.5pt"/>
    </style:style>
    <style:style style:name="T5" style:family="text">
      <style:text-properties fo:font-weight="bold" officeooo:rsid="00067fd6" style:font-size-asian="10.5pt"/>
    </style:style>
    <style:style style:name="T6" style:family="text">
      <style:text-properties officeooo:rsid="00091817"/>
    </style:style>
    <style:style style:name="T7" style:family="text">
      <style:text-properties officeooo:rsid="00100739"/>
    </style:style>
    <style:style style:name="T8" style:family="text">
      <style:text-properties officeooo:rsid="00140c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3" text:outline-level="3">Como funciona:</text:h>
      <text:p text:style-name="Text_20_body">1. Un archivo de Debian contiene un archivo llamado Release, el cual se actualiza cada vez que cualquiera de los paquetes en el archivo cambian. Entre otras cosas, el fichero Release contiene algunos md5sums por cada paquete listado en él.</text:p>
      <text:p text:style-name="P15"><text:a xlink:type="simple" xlink:href="http://ftp.es.debian.org/debian/dists/Debian9.5/Release" text:style-name="Internet_20_link" text:visited-style-name="Visited_20_Internet_20_Link">http://ftp.es.debian.org/debian/dists/Debian9.5/Release</text:a></text:p>
      <text:p text:style-name="Text_20_body"/>
      <text:p text:style-name="Text_20_body">2. Al realizar un update, APT descarga los archivos Packages.gz, Release y Release.gpg.</text:p>
      <text:p text:style-name="P15"/>
      <text:p text:style-name="P15"><text:a xlink:type="simple" xlink:href="http://ftp.es.debian.org/debian/dists/Debian9.5/main/binary-amd64/Packages.gz" text:style-name="Internet_20_link" text:visited-style-name="Visited_20_Internet_20_Link">http://ftp.es.debian.org/debian/dists/Debian9.5/main/binary-amd64/Packages.gz</text:a></text:p>
      <text:p text:style-name="P25"><text:span text:style-name="T4">gzip</text:span> -d <text:a xlink:type="simple" xlink:href="http://ftp.es.debian.org/debian/dists/Debian9.5/main/binary-amd64/Packages.gz" text:style-name="Internet_20_link" text:visited-style-name="Visited_20_Internet_20_Link"><text:span text:style-name="T1">Packages.gz</text:span></text:a></text:p>
      <text:p text:style-name="P15"/>
      <text:p text:style-name="P15">http://ftp.es.debian.org/debian/dists/Debian9.5/Release</text:p>
      <text:p text:style-name="P25"><text:span text:style-name="T4">gzip</text:span> -d <text:span text:style-name="T1">Release</text:span></text:p>
      <text:p text:style-name="P15"/>
      <text:p text:style-name="P15"><text:a xlink:type="simple" xlink:href="http://ftp.es.debian.org/debian/dists/Debian9.5/Release.gpg" text:style-name="Internet_20_link" text:visited-style-name="Visited_20_Internet_20_Link">http://ftp.es.debian.org/debian/dists/Debian9.5/Release.gpg</text:a></text:p>
      <text:p text:style-name="P15"/>
      <text:p text:style-name="P15"/>
      <text:p text:style-name="Text_20_body">3. Al descargar un paquete .deb, APT comprueba que su md5sum coincide con la que figura en Packages.</text:p>
      <text:p text:style-name="P1">Wget <text:a xlink:type="simple" xlink:href="http://ftp.es.debian.org/debian/pool/main/a/apt-file/apt-file_3.1.6_all.deb" text:style-name="Internet_20_link" text:visited-style-name="Visited_20_Internet_20_Link">http://ftp.es.debian.org/debian/pool/main/a/apt-file/apt-file_3.1.6_all.deb</text:a></text:p>
      <text:p text:style-name="P3">ó</text:p>
      <text:p text:style-name="P4">apt-get <text:span text:style-name="T4">-d </text:span>install apt-file<text:tab/>Ojo, ver la versión del paquete .deb que se descarga en <text:tab/><text:tab/><text:tab/></text:p>
      <text:p text:style-name="P17"><text:span text:style-name="T8">apt-get install apt-file<text:tab/><text:tab/>Ojo, ver la versión</text:span></text:p>
      <text:p text:style-name="P17"/>
      <text:p text:style-name="P16"><text:a xlink:type="simple" xlink:href="http://ftp.es.debian.org/debian/dists/Debian9.5/main/binary-amd64/Packages.gz" text:style-name="Internet_20_link" text:visited-style-name="Visited_20_Internet_20_Link">http://ftp.es.debian.org/debian/dists/Debian9.5/main/binary-amd64/Packages.gz</text:a></text:p>
      <text:p text:style-name="P28"><text:span text:style-name="T4"/></text:p>
      <text:p text:style-name="P29"><text:span text:style-name="T4">gzip</text:span> -d <text:a xlink:type="simple" xlink:href="http://ftp.es.debian.org/debian/dists/Debian9.5/main/binary-amd64/Packages.gz" text:style-name="Internet_20_link" text:visited-style-name="Visited_20_Internet_20_Link"><text:span text:style-name="T1">Packages.gz</text:span></text:a></text:p>
      <text:p text:style-name="P29"><text:span text:style-name="T4">less</text:span> Packages</text:p>
      <text:p text:style-name="P30"><text:span text:style-name="T4">apt-cache</text:span> show apt-file</text:p>
      <text:p text:style-name="P1"/>
      <text:p text:style-name="Text_20_body">4. APT se asegura la no alteración del archivo Packages, comprobándo que su md5sum coincide con el que figura en el archivo Release.</text:p>
      <text:p text:style-name="P2">http://ftp.es.debian.org/debian/dists/Debian9.5/Release</text:p>
      <text:p text:style-name="P2"><text:a xlink:type="simple" xlink:href="http://ftp.es.debian.org/debian/dists/Debian9.5/main/binary-amd64/Packages.gz" text:style-name="Internet_20_link" text:visited-style-name="Visited_20_Internet_20_Link">http://ftp.es.debian.org/debian/dists/Debian9.5/main/binary-amd64/Packages.gz</text:a></text:p>
      <text:p text:style-name="P5">less Release</text:p>
      <text:p text:style-name="P11"><text:span text:style-name="T4">a904588dbe641b9875f9294ac6279634 38966359</text:span> main/binary-amd64/Packages</text:p>
      <text:p text:style-name="P12"><text:span text:style-name="T4">1d0911bfe51fdee531d0134045cdf1d2 <text:s/>9499778</text:span> main/binary-amd64/Packages.gz</text:p>
      <text:p text:style-name="P10"><text:span text:style-name="T4">md5sum</text:span> Packages </text:p>
      <text:p text:style-name="P11"><text:span text:style-name="T4">a904588dbe641b9875f9294ac6279634</text:span> <text:s/>Packages</text:p>
      <text:p text:style-name="P12"><text:soft-page-break/><text:span text:style-name="T4">md5sum</text:span> Packages.gz </text:p>
      <text:p text:style-name="P12"><text:span text:style-name="T4">1d0911bfe51fdee531d0134045cdf1d2</text:span> <text:s/>Packages.gz</text:p>
      <text:p text:style-name="P33"/>
      <text:p text:style-name="Text_20_body">5. Ahora para asegurarse de que el archivo Release no ha sido alterado, APT comprueba su firma a través del archivo Release.pgp, es decir Secure-Apt añade una firma gpg para el fichero Release en el fichero Release.gpg (que se envía junto al fichero Release) y para poder realizar esta comprobación APT necesita conocer la llave pública del que firma el archivo.</text:p>
      <text:p text:style-name="P13"><text:span text:style-name="T4">apt-key</text:span> list</text:p>
      <text:p text:style-name="P19"/>
      <text:p text:style-name="P19"/>
      <text:p text:style-name="P24">Repositorios oficiales debian:</text:p>
      <text:p text:style-name="P27"><text:span text:style-name="T4"># stretch-oficiales</text:span><text:line-break/>deb http://ftp.us.debian.org/debian/ stretch main contrib non-free<text:line-break/>deb-src http://ftp.us.debian.org/debian/ stretch main contrib non-free<text:line-break/><text:line-break/><text:span text:style-name="T4"># stretch-actualizaciones-seguridad</text:span><text:line-break/>deb http://security.debian.org/debian-security stretch/updates main contrib non-free<text:line-break/>deb-src http://security.debian.org/debian-security stretch/updates main contrib non-free<text:line-break/><text:line-break/><text:span text:style-name="T4"># stretch-updates, previously known as 'volatile'</text:span><text:line-break/>deb http://ftp.us.debian.org/debian/ stretch-updates main contrib non-free<text:line-break/>deb-src http://ftp.us.debian.org/debian/ stretch-updates main contrib non-free<text:line-break/><text:line-break/><text:span text:style-name="T4"># debian-multimedia</text:span><text:line-break/>deb http://www.deb-multimedia.org stretch main non-free</text:p>
      <text:p text:style-name="P19"/>
      <text:p text:style-name="P18">Añadimos en /etc/apt/sources.list, la siguiente linea:</text:p>
      <text:p text:style-name="P18"/>
      <text:p text:style-name="P18"><text:tab/><text:tab/>echo “deb http://deb-multimedia.org stretch main” &gt;&gt;/etc/apt/sources.list</text:p>
      <text:p text:style-name="P20"/>
      <text:p text:style-name="P20"><text:tab/><text:tab/>apt-get update</text:p>
      <text:p text:style-name="P20"/>
      <text:p text:style-name="P23">Err:6 http://deb-multimedia.org stretch InRelease <text:s text:c="13"/></text:p>
      <text:p text:style-name="P23"><text:s text:c="2"/>The following signatures couldn't be verified because the public key is not available: NO_PUBKEY 5C808C2B65558117</text:p>
      <text:p text:style-name="P20"/>
      <text:p text:style-name="P20">Descargamos la llave pública:</text:p>
      <text:p text:style-name="P20"/>
      <text:p text:style-name="P20"><text:span text:style-name="T2"><text:tab/><text:tab/>wget </text:span><text:a xlink:type="simple" xlink:href="http://www.deb-multimedia.org/dists/stable/main/binary-amd64/package/deb-" text:style-name="Internet_20_link" text:visited-style-name="Visited_20_Internet_20_Link"><text:span text:style-name="T2">http://www.deb-multimedia.org/dists/stable/main/binary-amd64/package/deb-</text:span></text:a><text:span text:style-name="T2"><text:tab/><text:tab/></text:span><text:a xlink:type="simple" xlink:href="http://www.deb-multimedia.org/dists/stable/main/binary-amd64/package/deb-multimedia-keyring" text:style-name="Internet_20_link" text:visited-style-name="Visited_20_Internet_20_Link"><text:span text:style-name="T2">multimedia-keyring</text:span></text:a><text:span text:style-name="T2">/</text:span>deb-multimedia-keyring_2016.8.1_all.deb</text:p>
      <text:p text:style-name="P20"/>
      <text:p text:style-name="P20">Instalamos la llave pública:</text:p>
      <text:p text:style-name="P20"><text:tab/><text:tab/></text:p>
      <text:p text:style-name="P20"><text:tab/><text:tab/><text:span text:style-name="T6">d</text:span>pkg -i deb-multimedia-keyring_2016.8.1_all.deb</text:p>
      <text:p text:style-name="P22"/>
      <text:p text:style-name="P22">Comprobamos la instalación:</text:p>
      <text:p text:style-name="P22"><text:tab/><text:tab/>dpkg -s <text:span text:style-name="T3">deb-multimedia-keyring</text:span></text:p>
      <text:p text:style-name="P22"><text:tab/><text:tab/>Status: install ok installed</text:p>
      <text:p text:style-name="P22"/>
      <text:p text:style-name="P20"><text:soft-page-break/></text:p>
      <text:p text:style-name="P20">Actualiamos:</text:p>
      <text:p text:style-name="P20"><text:tab/><text:tab/>apt-get update</text:p>
      <text:p text:style-name="P20"/>
      <text:p text:style-name="P20">Apreciamos, ahora, que no nos reporta el mensaje de error anterior.</text:p>
      <text:p text:style-name="P20"/>
      <text:p text:style-name="P20"/>
      <text:p text:style-name="P24">Comprobación de hash:</text:p>
      <text:p text:style-name="P26"/>
      <text:p text:style-name="P21">less /var/lib/dpkg/info/apt-file.md5sums</text:p>
      <text:p text:style-name="P21"/>
      <text:p text:style-name="P31"><text:span text:style-name="T4">140db2d60d910c3ff2ee6301906bce46</text:span> <text:s/>usr/bin/apt-file</text:p>
      <text:p text:style-name="P32">3556a82221c922a72f08803f7cb44f56 <text:s/>usr/share/apt-file/is-cache-empty</text:p>
      <text:p text:style-name="P32">2ea5d56492d580f44d0741668cd85b3a <text:s/>usr/share/bash-completion/completions/apt-file</text:p>
      <text:p text:style-name="P32">26ac2fb613269066778e2c173ba50b0a <text:s/>usr/share/doc/apt-file/NEWS.Debian.gz</text:p>
      <text:p text:style-name="P32">cc472e0a66c2caed58f770688a0f3f51 <text:s/>usr/share/doc/apt-file/README.md.gz</text:p>
      <text:p text:style-name="P32">1f9851c7752eaab49e100c0c59fda60c <text:s/>usr/share/doc/apt-file/changelog.gz</text:p>
      <text:p text:style-name="P32">36df379e72fb62b23a68e6e06873497b <text:s/>usr/share/doc/apt-file/copyright</text:p>
      <text:p text:style-name="P32">0c3376001e52912da25ace686b79b9cd <text:s/>usr/share/doc/apt-file/examples/60disable-contents-fetching.conf</text:p>
      <text:p text:style-name="P32">c209a7aad079f9b19158932dbc392145 <text:s/>usr/share/doc/apt-file/examples/apt-file-2-update.sh</text:p>
      <text:p text:style-name="P32">bc5c801d782c87bec87a3833288526bc <text:s/>usr/share/doc/apt-file/examples/apt-file.conf</text:p>
      <text:p text:style-name="P32">eda6b9671376cf90b87302cabc62640e <text:s/>usr/share/man/man1/apt-file.1.gz</text:p>
      <text:p text:style-name="P32"/>
      <text:p text:style-name="P21"><text:span text:style-name="T4">whereis</text:span> apt-file</text:p>
      <text:p text:style-name="P21"><text:tab/>apt-file: <text:span text:style-name="T4">/usr/bin/apt-file</text:span> /usr/share/apt-file /usr/share/man/man1/apt-file.1.gz</text:p>
      <text:p text:style-name="P21"/>
      <text:p text:style-name="P21"><text:span text:style-name="T4"><text:tab/>md5sum</text:span> /usr/bin/apt-file</text:p>
      <text:p text:style-name="P21"/>
      <text:p text:style-name="P21"><text:tab/><text:span text:style-name="T5">140db2d60d910c3ff2ee6301906bce46</text:span> <text:s/>/usr/bin/apt-file</text:p>
      <text:p text:style-name="P21"/>
      <text:p text:style-name="P21">Como se puede apreciar tienen el mismo hash.</text:p>
      <text:p text:style-name="P21"/>
      <text:p text:style-name="P21"/>
      <text:p text:style-name="P21"/>
      <text:p text:style-name="P21"><text:span text:style-name="T7">Comando </text:span><text:span text:style-name="T4">debsums</text:span> – <text:span text:style-name="T7">Es u</text:span>na herramienta para revisar las sumas de control MD5 de los paquetes de Debian instalados </text:p>
      <text:p text:style-name="P6">Comparar los archivos de paquetes de Debian instalados con las listas de sumas de control MD5 presentes en «/var/lib/dpkg/info/*.md5sums». </text:p>
      <text:p text:style-name="P6"/>
      <text:p text:style-name="P7"><text:span text:style-name="T4">debsums</text:span> deb-multimedia-keyring_2016.8.1_all.deb </text:p>
      <text:p text:style-name="P7"/>
      <text:p text:style-name="P8">/usr/share/doc/deb-multimedia-keyring/changelog.gz<text:tab/><text:tab/>OK</text:p>
      <text:p text:style-name="P9">/usr/share/doc/deb-multimedia-keyring/copyright<text:tab/><text:tab/><text:tab/>OK</text:p>
      <text:p text:style-name="P14"/>
      <text:p text:style-name="P14">No hubo alte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7:02:32.118649915</meta:creation-date>
    <dc:date>2018-11-07T22:00:03.211831266</dc:date>
    <meta:editing-duration>PT6H21M59S</meta:editing-duration>
    <meta:editing-cycles>10</meta:editing-cycles>
    <meta:generator>LibreOffice/5.2.7.2$Linux_X86_64 LibreOffice_project/20m0$Build-2</meta:generator>
    <meta:document-statistic meta:table-count="0" meta:image-count="0" meta:object-count="0" meta:page-count="3" meta:paragraph-count="72" meta:word-count="439" meta:character-count="4916" meta:non-whitespace-character-count="4480"/>
  </office:meta>
</office:document-meta>
</file>